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weight="bold" style:font-weight-asian="bold" style:font-weight-complex="bold" fo:font-size="8pt" style:font-size-asian="8pt" style:font-size-complex="8pt"/>
    </style:style>
    <style:style style:name="T6" style:family="text">
      <style:text-properties fo:font-size="8pt" style:font-size-asian="8pt" style:font-size-complex="8pt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08_08_2017" table:style-name="ta1"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2" table:default-cell-style-name="ce6"/>
        <table:table-column table:style-name="co3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ject Code</text:p>
          </table:table-cell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GENDER <text:span text:style-name="T1">(1 male, 2 female)</text:span></text:p>
          </table:table-cell>
          <table:table-cell table:style-name="ce9" office:value-type="string" calcext:value-type="string">
            <text:p><text:span text:style-name="T2">HANDEDNESS </text:span><text:span text:style-name="T3">(1=right-handed, 2=left-handed, 3=ambidextrous</text:span><text:span text:style-name="T4">)</text:span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48</text:p>
          </table:table-cell>
          <table:table-cell table:style-name="ce2" office:value-type="float" office:value="38.4657534246575" calcext:value-type="float">
            <text:p>38.465753424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52</text:p>
          </table:table-cell>
          <table:table-cell table:style-name="ce2" office:value-type="float" office:value="33.7917808219178" calcext:value-type="float">
            <text:p>33.79178082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70</text:p>
          </table:table-cell>
          <table:table-cell table:style-name="ce2" office:value-type="float" office:value="32.9917808219178" calcext:value-type="float">
            <text:p>32.991780821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71</text:p>
          </table:table-cell>
          <table:table-cell table:style-name="ce2" office:value-type="float" office:value="39.7561643835616" calcext:value-type="float">
            <text:p>39.756164383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HZ</text:p>
          </table:table-cell>
          <table:table-cell table:style-name="ce3" office:value-type="string" calcext:value-type="string">
            <text:p>PH0072</text:p>
          </table:table-cell>
          <table:table-cell table:style-name="ce3" office:value-type="float" office:value="58.6301369863014" calcext:value-type="float">
            <text:p>58.630136986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76</text:p>
          </table:table-cell>
          <table:table-cell table:style-name="ce2" office:value-type="float" office:value="46.4191780821918" calcext:value-type="float">
            <text:p>46.419178082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77</text:p>
          </table:table-cell>
          <table:table-cell table:style-name="ce2" office:value-type="float" office:value="28.9178082191781" calcext:value-type="float">
            <text:p>28.917808219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78</text:p>
          </table:table-cell>
          <table:table-cell table:style-name="ce2" office:value-type="float" office:value="54.427397260274" calcext:value-type="float">
            <text:p>54.427397260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85</text:p>
          </table:table-cell>
          <table:table-cell table:style-name="ce2" office:value-type="float" office:value="43.4739726027397" calcext:value-type="float">
            <text:p>43.473972602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095</text:p>
          </table:table-cell>
          <table:table-cell table:style-name="ce2" office:value-type="float" office:value="28.1013698630137" calcext:value-type="float">
            <text:p>28.10136986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03</text:p>
          </table:table-cell>
          <table:table-cell table:style-name="ce2" office:value-type="float" office:value="41.8027397260274" calcext:value-type="float">
            <text:p>41.80273972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24</text:p>
          </table:table-cell>
          <table:table-cell table:style-name="ce2" office:value-type="float" office:value="58.586301369863" calcext:value-type="float">
            <text:p>58.586301369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58</text:p>
          </table:table-cell>
          <table:table-cell table:style-name="ce2" office:value-type="float" office:value="32.9452054794521" calcext:value-type="float">
            <text:p>32.945205479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67</text:p>
          </table:table-cell>
          <table:table-cell table:style-name="ce2" office:value-type="float" office:value="38.2520547945205" calcext:value-type="float">
            <text:p>38.252054794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68</text:p>
          </table:table-cell>
          <table:table-cell table:style-name="ce2" office:value-type="float" office:value="54.013698630137" calcext:value-type="float">
            <text:p>54.013698630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74</text:p>
          </table:table-cell>
          <table:table-cell table:style-name="ce2" office:value-type="float" office:value="44.9123287671233" calcext:value-type="float">
            <text:p>44.912328767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83</text:p>
          </table:table-cell>
          <table:table-cell table:style-name="ce2" office:value-type="float" office:value="39.0767123287671" calcext:value-type="float">
            <text:p>39.0767123288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89</text:p>
          </table:table-cell>
          <table:table-cell table:style-name="ce2" office:value-type="float" office:value="26.7260273972603" calcext:value-type="float">
            <text:p>26.7260273973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91</text:p>
          </table:table-cell>
          <table:table-cell table:style-name="ce2" office:value-type="float" office:value="43.3506849315068" calcext:value-type="float">
            <text:p>43.350684931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92</text:p>
          </table:table-cell>
          <table:table-cell table:style-name="ce2" office:value-type="float" office:value="40.2547945205479" calcext:value-type="float">
            <text:p>40.2547945205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98</text:p>
          </table:table-cell>
          <table:table-cell table:style-name="ce2" office:value-type="float" office:value="32.5232876712329" calcext:value-type="float">
            <text:p>32.523287671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199</text:p>
          </table:table-cell>
          <table:table-cell table:style-name="ce2" office:value-type="float" office:value="28.9041095890411" calcext:value-type="float">
            <text:p>28.90410958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200</text:p>
          </table:table-cell>
          <table:table-cell table:style-name="ce2" office:value-type="float" office:value="48.2027397260274" calcext:value-type="float">
            <text:p>48.20273972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201</text:p>
          </table:table-cell>
          <table:table-cell table:style-name="ce2" office:value-type="float" office:value="48.5589041095891" calcext:value-type="float">
            <text:p>48.558904109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203</text:p>
          </table:table-cell>
          <table:table-cell table:style-name="ce2" office:value-type="float" office:value="45.8684931506849" calcext:value-type="float">
            <text:p>45.868493150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HZ</text:p>
          </table:table-cell>
          <table:table-cell office:value-type="string" calcext:value-type="string">
            <text:p>PH0205</text:p>
          </table:table-cell>
          <table:table-cell table:style-name="ce2" office:value-type="float" office:value="41.5643835616438" calcext:value-type="float">
            <text:p>41.564383561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36</text:p>
          </table:table-cell>
          <table:table-cell office:value-type="float" office:value="26.1616438356164" calcext:value-type="float">
            <text:p>26.1616438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64</text:p>
          </table:table-cell>
          <table:table-cell office:value-type="float" office:value="29.8383561643836" calcext:value-type="float">
            <text:p>29.83835616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80</text:p>
          </table:table-cell>
          <table:table-cell office:value-type="float" office:value="41.8493150684932" calcext:value-type="float">
            <text:p>41.84931506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83</text:p>
          </table:table-cell>
          <table:table-cell office:value-type="float" office:value="38.2931506849315" calcext:value-type="float">
            <text:p>38.29315068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92</text:p>
          </table:table-cell>
          <table:table-cell office:value-type="float" office:value="20.7643835616438" calcext:value-type="float">
            <text:p>20.76438356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37</text:p>
          </table:table-cell>
          <table:table-cell office:value-type="float" office:value="24.0712328767123" calcext:value-type="float">
            <text:p>24.07123287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97</text:p>
          </table:table-cell>
          <table:table-cell office:value-type="float" office:value="40.7232876712329" calcext:value-type="float">
            <text:p>40.72328767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098</text:p>
          </table:table-cell>
          <table:table-cell office:value-type="float" office:value="39.9095890410959" calcext:value-type="float">
            <text:p>39.9095890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04</text:p>
          </table:table-cell>
          <table:table-cell office:value-type="float" office:value="32.1643835616438" calcext:value-type="float">
            <text:p>32.16438356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17</text:p>
          </table:table-cell>
          <table:table-cell office:value-type="float" office:value="29.627397260274" calcext:value-type="float">
            <text:p>29.6273972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23</text:p>
          </table:table-cell>
          <table:table-cell office:value-type="float" office:value="39.8630136986301" calcext:value-type="float">
            <text:p>39.86301369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7" office:value-type="string" calcext:value-type="string">
            <text:p>PH0134</text:p>
          </table:table-cell>
          <table:table-cell office:value-type="float" office:value="33.2438356164384" calcext:value-type="float">
            <text:p>33.24383561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35</text:p>
          </table:table-cell>
          <table:table-cell office:value-type="float" office:value="32.786301369863" calcext:value-type="float">
            <text:p>32.78630136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7" office:value-type="string" calcext:value-type="string">
            <text:p>PH0137</text:p>
          </table:table-cell>
          <table:table-cell office:value-type="float" office:value="32.2246575342466" calcext:value-type="float">
            <text:p>32.2246575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7" office:value-type="string" calcext:value-type="string">
            <text:p>PH0139</text:p>
          </table:table-cell>
          <table:table-cell office:value-type="float" office:value="27.9068493150685" calcext:value-type="float">
            <text:p>27.9068493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32</text:p>
          </table:table-cell>
          <table:table-cell office:value-type="float" office:value="25.627397260274" calcext:value-type="float">
            <text:p>25.6273972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7" office:value-type="string" calcext:value-type="string">
            <text:p>PH0141</text:p>
          </table:table-cell>
          <table:table-cell office:value-type="float" office:value="27.2547945205479" calcext:value-type="float">
            <text:p>27.2547945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7" office:value-type="string" calcext:value-type="string">
            <text:p>PH0154</text:p>
          </table:table-cell>
          <table:table-cell office:value-type="float" office:value="33.2876712328767" calcext:value-type="float">
            <text:p>33.2876712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73</text:p>
          </table:table-cell>
          <table:table-cell office:value-type="float" office:value="43.1342465753425" calcext:value-type="float">
            <text:p>43.13424657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75</text:p>
          </table:table-cell>
          <table:table-cell office:value-type="float" office:value="44.4986301369863" calcext:value-type="float">
            <text:p>44.498630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77</text:p>
          </table:table-cell>
          <table:table-cell office:value-type="float" office:value="32.3342465753425" calcext:value-type="float">
            <text:p>32.334246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78</text:p>
          </table:table-cell>
          <table:table-cell office:value-type="float" office:value="45.8438356164384" calcext:value-type="float">
            <text:p>45.84383561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79</text:p>
          </table:table-cell>
          <table:table-cell office:value-type="float" office:value="31.2465753424658" calcext:value-type="float">
            <text:p>31.24657534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80</text:p>
          </table:table-cell>
          <table:table-cell office:value-type="float" office:value="40.1534246575343" calcext:value-type="float">
            <text:p>40.1534246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81</text:p>
          </table:table-cell>
          <table:table-cell office:value-type="float" office:value="39.6465753424658" calcext:value-type="float">
            <text:p>39.64657534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style-name="ce6" office:value-type="string" calcext:value-type="string">
            <text:p>PH0182</text:p>
          </table:table-cell>
          <table:table-cell office:value-type="float" office:value="53.1479452054795" calcext:value-type="float">
            <text:p>53.14794520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</table:table>
      <table:table table:name="14_09_2017" table:style-name="ta1">
        <table:table-column table:style-name="co1" table:default-cell-style-name="ce21"/>
        <table:table-column table:style-name="co1" table:default-cell-style-name="ce14"/>
        <table:table-column table:style-name="co1" table:default-cell-style-name="ce21"/>
        <table:table-column table:style-name="co1" table:number-columns-repeated="2" table:default-cell-style-name="ce14"/>
        <table:table-column table:style-name="co1" table:default-cell-style-name="Default"/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ubject Code</text:p>
          </table:table-cell>
          <table:table-cell table:style-name="ce12" office:value-type="string" calcext:value-type="string">
            <text:p>AGE</text:p>
          </table:table-cell>
          <table:table-cell table:style-name="ce19" office:value-type="string" calcext:value-type="string">
            <text:p>GENDER <text:span text:style-name="T1">(1 male, 2 female)</text:span></text:p>
          </table:table-cell>
          <table:table-cell table:style-name="ce20" office:value-type="string" calcext:value-type="string">
            <text:p><text:span text:style-name="T2">HANDEDNESS </text:span><text:span text:style-name="T5">(1=right-handed, 2=left-handed, 3=ambidextrous</text:span><text:span text:style-name="T6">)</text:span>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36</text:p>
          </table:table-cell>
          <table:table-cell office:value-type="float" office:value="26.1616438356164" calcext:value-type="float">
            <text:p>26.1616438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37</text:p>
          </table:table-cell>
          <table:table-cell office:value-type="float" office:value="24.0712328767123" calcext:value-type="float">
            <text:p>24.071232876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39</text:p>
          </table:table-cell>
          <table:table-cell office:value-type="float" office:value="22.7342465753425" calcext:value-type="float">
            <text:p>22.73424657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42</text:p>
          </table:table-cell>
          <table:table-cell office:value-type="float" office:value="21.8931506849315" calcext:value-type="float">
            <text:p>21.893150684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44</text:p>
          </table:table-cell>
          <table:table-cell office:value-type="float" office:value="24.0876712328767" calcext:value-type="float">
            <text:p>24.08767123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49</text:p>
          </table:table-cell>
          <table:table-cell office:value-type="float" office:value="25.6520547945205" calcext:value-type="float">
            <text:p>25.6520547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63</text:p>
          </table:table-cell>
          <table:table-cell office:value-type="float" office:value="20.6383561643836" calcext:value-type="float">
            <text:p>20.63835616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64</text:p>
          </table:table-cell>
          <table:table-cell office:value-type="float" office:value="29.8383561643836" calcext:value-type="float">
            <text:p>29.83835616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73</text:p>
          </table:table-cell>
          <table:table-cell office:value-type="float" office:value="24.4630136986301" calcext:value-type="float">
            <text:p>24.4630136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74</text:p>
          </table:table-cell>
          <table:table-cell office:value-type="float" office:value="18.5561643835616" calcext:value-type="float">
            <text:p>18.55616438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0</text:p>
          </table:table-cell>
          <table:table-cell office:value-type="float" office:value="41.8493150684932" calcext:value-type="float">
            <text:p>41.84931506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1</text:p>
          </table:table-cell>
          <table:table-cell office:value-type="float" office:value="24.4986301369863" calcext:value-type="float">
            <text:p>24.498630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3</text:p>
          </table:table-cell>
          <table:table-cell office:value-type="float" office:value="38.2931506849315" calcext:value-type="float">
            <text:p>38.29315068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4</text:p>
          </table:table-cell>
          <table:table-cell office:value-type="float" office:value="23.1835616438356" calcext:value-type="float">
            <text:p>23.18356164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8</text:p>
          </table:table-cell>
          <table:table-cell office:value-type="float" office:value="22.5013698630137" calcext:value-type="float">
            <text:p>22.5013698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89</text:p>
          </table:table-cell>
          <table:table-cell office:value-type="float" office:value="22.5342465753425" calcext:value-type="float">
            <text:p>22.53424657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0</text:p>
          </table:table-cell>
          <table:table-cell office:value-type="float" office:value="22.0547945205479" calcext:value-type="float">
            <text:p>22.0547945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1</text:p>
          </table:table-cell>
          <table:table-cell office:value-type="float" office:value="20.2219178082192" calcext:value-type="float">
            <text:p>20.22191780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2</text:p>
          </table:table-cell>
          <table:table-cell office:value-type="float" office:value="20.7643835616438" calcext:value-type="float">
            <text:p>20.76438356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4</text:p>
          </table:table-cell>
          <table:table-cell office:value-type="float" office:value="23.0986301369863" calcext:value-type="float">
            <text:p>23.09863013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6</text:p>
          </table:table-cell>
          <table:table-cell office:value-type="float" office:value="19.3753424657534" calcext:value-type="float">
            <text:p>19.37534246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7</text:p>
          </table:table-cell>
          <table:table-cell office:value-type="float" office:value="40.7232876712329" calcext:value-type="float">
            <text:p>40.72328767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098</text:p>
          </table:table-cell>
          <table:table-cell office:value-type="float" office:value="39.9095890410959" calcext:value-type="float">
            <text:p>39.90958904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04</text:p>
          </table:table-cell>
          <table:table-cell office:value-type="float" office:value="32.1643835616438" calcext:value-type="float">
            <text:p>32.16438356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10</text:p>
          </table:table-cell>
          <table:table-cell office:value-type="float" office:value="29.8794520547945" calcext:value-type="float">
            <text:p>29.87945205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17</text:p>
          </table:table-cell>
          <table:table-cell office:value-type="float" office:value="29.627397260274" calcext:value-type="float">
            <text:p>29.62739726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19</text:p>
          </table:table-cell>
          <table:table-cell office:value-type="float" office:value="18.5205479452055" calcext:value-type="float">
            <text:p>18.5205479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23</text:p>
          </table:table-cell>
          <table:table-cell office:value-type="float" office:value="39.8630136986301" calcext:value-type="float">
            <text:p>39.86301369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26</text:p>
          </table:table-cell>
          <table:table-cell office:value-type="float" office:value="26.2054794520548" calcext:value-type="float">
            <text:p>26.20547945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29</text:p>
          </table:table-cell>
          <table:table-cell office:value-type="float" office:value="25.5561643835616" calcext:value-type="float">
            <text:p>25.55616438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32</text:p>
          </table:table-cell>
          <table:table-cell office:value-type="float" office:value="25.627397260274" calcext:value-type="float">
            <text:p>25.62739726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34</text:p>
          </table:table-cell>
          <table:table-cell office:value-type="float" office:value="33.2438356164384" calcext:value-type="float">
            <text:p>33.24383561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35</text:p>
          </table:table-cell>
          <table:table-cell office:value-type="float" office:value="32.786301369863" calcext:value-type="float">
            <text:p>32.78630136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36</text:p>
          </table:table-cell>
          <table:table-cell office:value-type="float" office:value="21.0904109589041" calcext:value-type="float">
            <text:p>21.09041095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37</text:p>
          </table:table-cell>
          <table:table-cell office:value-type="float" office:value="32.2246575342466" calcext:value-type="float">
            <text:p>32.22465753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38</text:p>
          </table:table-cell>
          <table:table-cell office:value-type="float" office:value="20.758904109589" calcext:value-type="float">
            <text:p>20.75890410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39</text:p>
          </table:table-cell>
          <table:table-cell office:value-type="float" office:value="27.9068493150685" calcext:value-type="float">
            <text:p>27.90684931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40</text:p>
          </table:table-cell>
          <table:table-cell office:value-type="float" office:value="21.7890410958904" calcext:value-type="float">
            <text:p>21.78904109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41</text:p>
          </table:table-cell>
          <table:table-cell office:value-type="float" office:value="27.2547945205479" calcext:value-type="float">
            <text:p>27.25479452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44</text:p>
          </table:table-cell>
          <table:table-cell office:value-type="float" office:value="18.8739726027397" calcext:value-type="float">
            <text:p>18.87397260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47</text:p>
          </table:table-cell>
          <table:table-cell office:value-type="float" office:value="20.1780821917808" calcext:value-type="float">
            <text:p>20.17808219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48</text:p>
          </table:table-cell>
          <table:table-cell office:value-type="float" office:value="19.8986301369863" calcext:value-type="float">
            <text:p>19.89863013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52</text:p>
          </table:table-cell>
          <table:table-cell office:value-type="float" office:value="22.0986301369863" calcext:value-type="float">
            <text:p>22.09863013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table:style-name="ce23" office:value-type="string" calcext:value-type="string">
            <text:p>PH0154</text:p>
          </table:table-cell>
          <table:table-cell office:value-type="float" office:value="33.2876712328767" calcext:value-type="float">
            <text:p>33.2876712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69</text:p>
          </table:table-cell>
          <table:table-cell office:value-type="float" office:value="20.986301369863" calcext:value-type="float">
            <text:p>20.98630136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3</text:p>
          </table:table-cell>
          <table:table-cell office:value-type="float" office:value="43.1342465753425" calcext:value-type="float">
            <text:p>43.13424657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5</text:p>
          </table:table-cell>
          <table:table-cell office:value-type="float" office:value="44.4986301369863" calcext:value-type="float">
            <text:p>44.498630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6</text:p>
          </table:table-cell>
          <table:table-cell office:value-type="float" office:value="25.4712328767123" calcext:value-type="float">
            <text:p>25.47123287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7</text:p>
          </table:table-cell>
          <table:table-cell office:value-type="float" office:value="32.3342465753425" calcext:value-type="float">
            <text:p>32.334246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8</text:p>
          </table:table-cell>
          <table:table-cell office:value-type="float" office:value="45.8438356164384" calcext:value-type="float">
            <text:p>45.84383561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79</text:p>
          </table:table-cell>
          <table:table-cell office:value-type="float" office:value="31.2465753424658" calcext:value-type="float">
            <text:p>31.24657534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80</text:p>
          </table:table-cell>
          <table:table-cell office:value-type="float" office:value="40.1534246575343" calcext:value-type="float">
            <text:p>40.1534246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81</text:p>
          </table:table-cell>
          <table:table-cell office:value-type="float" office:value="39.6465753424658" calcext:value-type="float">
            <text:p>39.64657534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82</text:p>
          </table:table-cell>
          <table:table-cell office:value-type="float" office:value="53.1479452054795" calcext:value-type="float">
            <text:p>53.147945205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86</text:p>
          </table:table-cell>
          <table:table-cell office:value-type="float" office:value="28.8876712328767" calcext:value-type="float">
            <text:p>28.88767123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94</text:p>
          </table:table-cell>
          <table:table-cell office:value-type="float" office:value="27.3369863013699" calcext:value-type="float">
            <text:p>27.3369863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195</text:p>
          </table:table-cell>
          <table:table-cell office:value-type="float" office:value="24.1315068493151" calcext:value-type="float">
            <text:p>24.13150684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H0204</text:p>
          </table:table-cell>
          <table:table-cell office:value-type="float" office:value="21.1753424657534" calcext:value-type="float">
            <text:p>21.175342465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48</text:p>
          </table:table-cell>
          <table:table-cell office:value-type="float" office:value="38.4657534246575" calcext:value-type="float">
            <text:p>38.46575342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52</text:p>
          </table:table-cell>
          <table:table-cell office:value-type="float" office:value="33.7917808219178" calcext:value-type="float">
            <text:p>33.79178082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70</text:p>
          </table:table-cell>
          <table:table-cell office:value-type="float" office:value="32.9917808219178" calcext:value-type="float">
            <text:p>32.991780821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71</text:p>
          </table:table-cell>
          <table:table-cell office:value-type="float" office:value="39.7561643835616" calcext:value-type="float">
            <text:p>39.75616438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SCHZ</text:p>
          </table:table-cell>
          <table:table-cell office:value-type="string" calcext:value-type="string">
            <text:p>PH0072</text:p>
          </table:table-cell>
          <table:table-cell table:style-name="ce14" office:value-type="float" office:value="58.6301369863014" calcext:value-type="float">
            <text:p>58.63013698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76</text:p>
          </table:table-cell>
          <table:table-cell office:value-type="float" office:value="46.4191780821918" calcext:value-type="float">
            <text:p>46.41917808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77</text:p>
          </table:table-cell>
          <table:table-cell office:value-type="float" office:value="28.9178082191781" calcext:value-type="float">
            <text:p>28.917808219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78</text:p>
          </table:table-cell>
          <table:table-cell office:value-type="float" office:value="54.427397260274" calcext:value-type="float">
            <text:p>54.42739726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85</text:p>
          </table:table-cell>
          <table:table-cell office:value-type="float" office:value="43.4739726027397" calcext:value-type="float">
            <text:p>43.4739726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095</text:p>
          </table:table-cell>
          <table:table-cell office:value-type="float" office:value="28.1013698630137" calcext:value-type="float">
            <text:p>28.1013698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03</text:p>
          </table:table-cell>
          <table:table-cell office:value-type="float" office:value="41.8027397260274" calcext:value-type="float">
            <text:p>41.8027397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24</text:p>
          </table:table-cell>
          <table:table-cell office:value-type="float" office:value="58.586301369863" calcext:value-type="float">
            <text:p>58.58630136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58</text:p>
          </table:table-cell>
          <table:table-cell office:value-type="float" office:value="32.9452054794521" calcext:value-type="float">
            <text:p>32.94520547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67</text:p>
          </table:table-cell>
          <table:table-cell office:value-type="float" office:value="38.2520547945205" calcext:value-type="float">
            <text:p>38.2520547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68</text:p>
          </table:table-cell>
          <table:table-cell office:value-type="float" office:value="54.013698630137" calcext:value-type="float">
            <text:p>54.0136986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74</text:p>
          </table:table-cell>
          <table:table-cell office:value-type="float" office:value="44.9123287671233" calcext:value-type="float">
            <text:p>44.912328767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83</text:p>
          </table:table-cell>
          <table:table-cell office:value-type="float" office:value="39.0767123287671" calcext:value-type="float">
            <text:p>39.076712328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89</text:p>
          </table:table-cell>
          <table:table-cell office:value-type="float" office:value="26.7260273972603" calcext:value-type="float">
            <text:p>26.726027397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2" office:value-type="string" calcext:value-type="string">
            <text:p>SCHZ</text:p>
          </table:table-cell>
          <table:table-cell table:style-name="ce22" office:value-type="string" calcext:value-type="string">
            <text:p>PH0188</text:p>
          </table:table-cell>
          <table:table-cell table:style-name="ce22" office:value-type="float" office:value="61.5534246575342" calcext:value-type="float">
            <text:p>61.55342465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string" calcext:value-type="string">
            <text:p>this subject might have corrupted data, I have not observed any abnormalities</text:p>
          </table:table-cell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91</text:p>
          </table:table-cell>
          <table:table-cell office:value-type="float" office:value="43.3506849315068" calcext:value-type="float">
            <text:p>43.350684931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92</text:p>
          </table:table-cell>
          <table:table-cell office:value-type="float" office:value="40.2547945205479" calcext:value-type="float">
            <text:p>40.25479452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98</text:p>
          </table:table-cell>
          <table:table-cell office:value-type="float" office:value="32.5232876712329" calcext:value-type="float">
            <text:p>32.523287671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199</text:p>
          </table:table-cell>
          <table:table-cell office:value-type="float" office:value="28.9041095890411" calcext:value-type="float">
            <text:p>28.90410958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00</text:p>
          </table:table-cell>
          <table:table-cell office:value-type="float" office:value="48.2027397260274" calcext:value-type="float">
            <text:p>48.20273972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01</text:p>
          </table:table-cell>
          <table:table-cell office:value-type="float" office:value="48.5589041095891" calcext:value-type="float">
            <text:p>48.558904109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03</text:p>
          </table:table-cell>
          <table:table-cell office:value-type="float" office:value="45.8684931506849" calcext:value-type="float">
            <text:p>45.86849315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05</text:p>
          </table:table-cell>
          <table:table-cell office:value-type="float" office:value="41.5643835616438" calcext:value-type="float">
            <text:p>41.564383561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09</text:p>
          </table:table-cell>
          <table:table-cell office:value-type="float" office:value="54.4493150684932" calcext:value-type="float">
            <text:p>54.449315068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24</text:p>
          </table:table-cell>
          <table:table-cell office:value-type="float" office:value="38.4164383561644" calcext:value-type="float">
            <text:p>38.416438356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4" office:value-type="string" calcext:value-type="string">
            <text:p>PH0236</text:p>
          </table:table-cell>
          <table:table-cell office:value-type="float" office:value="32.2794520547945" calcext:value-type="float">
            <text:p>32.279452054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55</text:p>
          </table:table-cell>
          <table:table-cell office:value-type="float" office:value="30.6602739726027" calcext:value-type="float">
            <text:p>30.6602739726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57</text:p>
          </table:table-cell>
          <table:table-cell office:value-type="float" office:value="30.7945205479452" calcext:value-type="float">
            <text:p>30.794520547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58</text:p>
          </table:table-cell>
          <table:table-cell office:value-type="float" office:value="36.627397260274" calcext:value-type="float">
            <text:p>36.627397260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59</text:p>
          </table:table-cell>
          <table:table-cell office:value-type="float" office:value="33.4657534246575" calcext:value-type="float">
            <text:p>33.465753424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64</text:p>
          </table:table-cell>
          <table:table-cell office:value-type="float" office:value="35.7150684931507" calcext:value-type="float">
            <text:p>35.715068493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65</text:p>
          </table:table-cell>
          <table:table-cell office:value-type="float" office:value="41.0438356164384" calcext:value-type="float">
            <text:p>41.043835616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Z</text:p>
          </table:table-cell>
          <table:table-cell table:style-name="ce21" office:value-type="string" calcext:value-type="string">
            <text:p>PH0268</text:p>
          </table:table-cell>
          <table:table-cell office:value-type="float" office:value="51.0547945205479" calcext:value-type="float">
            <text:p>51.054794520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6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0:14:03.60731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7:04:55.461433184</meta:creation-date>
    <dc:date>2018-05-30T10:14:23.298754331</dc:date>
    <meta:editing-duration>PT1H7M39S</meta:editing-duration>
    <meta:editing-cycles>4</meta:editing-cycles>
    <meta:generator>LibreOffice/4.3.3.2$Linux_X86_64 LibreOffice_project/430m0$Build-2</meta:generator>
    <dc:creator>Leonardo GUTIERREZ</dc:creator>
    <meta:document-statistic meta:table-count="2" meta:cell-count="749" meta:object-count="0"/>
  </office:meta>
</office:document-meta>
</file>